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2023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2023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2021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2021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2019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2019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2018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2018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2017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201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2016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2016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2010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2009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2008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2007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2006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2003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200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2001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2000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199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199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1997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1996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1995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1994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199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1993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1992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1992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1991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1991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199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1990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1989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198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1988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1988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1987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1987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1986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1986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1986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1985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1985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1984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1984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1983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198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1981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1980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1980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1980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1979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1978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1977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1977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1976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1975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1974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1974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1973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1971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1970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1970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1969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1969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1968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1968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196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62</text:p>
          </table:table-cell>
          <table:table-cell office:value-type="string" calcext:value-type="string">
            <text:p>1964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96" meta:object-count="0"/>
    <meta:user-defined meta:name="AppVersion">3.0</meta:user-defined>
  </office:meta>
</office:document-meta>
</file>